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t is a fresh morning,</text:p>
      <text:p text:style-name="P1">of a fresh new day,</text:p>
      <text:p text:style-name="P1">but yet I sense a disturbance,</text:p>
      <text:p text:style-name="P1">as if one human were trying to thin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4T17:10:37</meta:creation-date>
    <meta:document-statistic meta:table-count="0" meta:image-count="0" meta:object-count="0" meta:page-count="1" meta:paragraph-count="4" meta:word-count="24" meta:character-count="108"/>
    <dc:date>2013-07-04T17:17:21</dc:date>
    <meta:editing-duration>PT6M44S</meta:editing-duration>
    <meta:editing-cycles>1</meta:editing-cycles>
    <meta:generator>OpenOffice.org/3.4.1$Unix OpenOffice.org_project/341m1$Build-9593</meta:generator>
  </office:meta>
</office:document-meta>
</file>